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3.175cm" svg:height="1.905cm" svg:x="1cm" svg:y="1cm">
          <text:p text:style-name="P1"><text:span text:style-name="T1">Start</text:span></text:p>
        </draw:ellipse>
        <draw:custom-shape draw:style-name="gr2" draw:text-style-name="P2" xml:id="id2" draw:id="id2" draw:layer="layout" svg:width="3.175cm" svg:height="2.54cm" svg:x="1cm" svg:y="4.81cm">
          <text:p text:style-name="P1"><text:span text:style-name="T1">Get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1" draw:layer="layout" svg:x1="2.587cm" svg:y1="2.905cm" svg:x2="2.587cm" svg:y2="4.81cm" draw:start-shape="id1" draw:end-shape="id2" svg:d="m2587 2905v1905">
          <text:p/>
        </draw:connector>
        <draw:connector draw:style-name="gr4" draw:text-style-name="P1" draw:layer="layout" svg:x1="2.587cm" svg:y1="2.905cm" svg:x2="2.587cm" svg:y2="4.81cm" draw:start-shape="id1" draw:end-shape="id2" svg:d="m2587 2905v1905">
          <text:p/>
        </draw:connector>
        <draw:connector draw:style-name="gr4" draw:text-style-name="P1" draw:layer="layout" draw:type="lines" svg:x1="4.175cm" svg:y1="6.08cm" svg:x2="6.715cm" svg:y2="5.762cm" draw:start-shape="id2" draw:end-shape="id3" svg:d="m4175 6080h501l1538-318h501">
          <text:p/>
        </draw:connector>
        <draw:custom-shape draw:style-name="gr2" draw:text-style-name="P2" xml:id="id3" draw:id="id3" draw:layer="layout" svg:width="5.08cm" svg:height="3.175cm" svg:x="6.715cm" svg:y="4.175cm">
          <text:p text:style-name="P1"><text:span text:style-name="T1">Is input odd</text:span></text:p>
          <text:p text:style-name="P1"><text:span text:style-name="T1">And &lt; 9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rect draw:style-name="gr1" draw:text-style-name="P2" xml:id="id4" draw:id="id4" draw:layer="layout" svg:width="5.08cm" svg:height="2.54cm" svg:x="13.7cm" svg:y="4.81cm">
          <text:p text:style-name="P1"><text:span text:style-name="T1">Print the</text:span></text:p>
          <text:p text:style-name="P1"><text:span text:style-name="T1">Pretty Picture</text:span></text:p>
        </draw:rect>
        <draw:connector draw:style-name="gr4" draw:text-style-name="P1" draw:layer="layout" draw:type="lines" svg:x1="11.795cm" svg:y1="5.762cm" svg:x2="13.7cm" svg:y2="6.08cm" draw:start-shape="id3" draw:end-shape="id4" svg:d="m11795 5762h502l902 318h501">
          <text:p/>
        </draw:connector>
        <draw:custom-shape draw:style-name="gr2" draw:text-style-name="P1" xml:id="id5" draw:id="id5" draw:layer="layout" svg:width="3.175cm" svg:height="1.27cm" svg:x="1.635cm" svg:y="8.62cm">
          <text:p text:style-name="P1">I=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3.175cm" svg:height="1.27cm" svg:x="1.635cm" svg:y="16.105cm">
          <text:p text:style-name="P1">i&lt;=in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3.175cm" svg:height="1.27cm" svg:x="1.635cm" svg:y="13.7cm">
          <text:p text:style-name="P1">i+2=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3.175cm" svg:height="1.27cm" svg:x="5.445cm" svg:y="10.525cm">
          <text:p text:style-name="P1">Space=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.223cm" svg:y1="9.89cm" svg:x2="5.445cm" svg:y2="11.16cm" draw:start-shape="id5" draw:start-glue-point="6" draw:end-shape="id6" draw:end-glue-point="5" svg:d="m3223 9890v1270h2222">
          <text:p/>
        </draw:connector>
        <draw:connector draw:style-name="gr4" draw:text-style-name="P1" draw:layer="layout" svg:x1="7.033cm" svg:y1="11.795cm" svg:x2="3.222cm" svg:y2="13.7cm" draw:start-shape="id6" draw:start-glue-point="6" draw:end-shape="id7" svg:d="m7033 11795v953h-3811v952">
          <text:p/>
        </draw:connector>
        <draw:connector draw:style-name="gr4" draw:text-style-name="P1" draw:layer="layout" svg:x1="3.223cm" svg:y1="14.97cm" svg:x2="3.223cm" svg:y2="16.105cm" draw:start-shape="id7" draw:start-glue-point="6" draw:end-shape="id8" draw:end-glue-point="4" svg:d="m3223 14970v1135">
          <text:p/>
        </draw:connector>
        <draw:custom-shape draw:style-name="gr2" draw:text-style-name="P1" xml:id="id10" draw:id="id10" draw:layer="layout" svg:width="3.175cm" svg:height="1.27cm" svg:x="14.335cm" svg:y="10.525cm">
          <text:p text:style-name="P1">Space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3.175cm" svg:height="1.27cm" svg:x="9.89cm" svg:y="10.525cm">
          <text:p text:style-name="P1">Print” <text:s/>“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3.175cm" svg:height="1.27cm" svg:x="14.335cm" svg:y="11.795cm">
          <text:p text:style-name="P1">Space</text:p>
          <text:p text:style-name="P1">&lt; (input-i)/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8.62cm" svg:y1="11.16cm" svg:x2="9.89cm" svg:y2="11.16cm" draw:start-shape="id6" draw:end-shape="id9" draw:end-glue-point="5" svg:d="m8620 11160h1270">
          <text:p/>
        </draw:connector>
        <draw:connector draw:style-name="gr4" draw:text-style-name="P1" draw:layer="layout" svg:x1="13.065cm" svg:y1="11.16cm" svg:x2="14.335cm" svg:y2="11.16cm" draw:start-shape="id9" draw:start-glue-point="7" draw:end-shape="id10" draw:end-glue-point="5" svg:d="m13065 11160h1270">
          <text:p/>
        </draw:connector>
        <draw:connector draw:style-name="gr4" draw:text-style-name="P1" draw:layer="layout" svg:x1="17.51cm" svg:y1="11.16cm" svg:x2="17.51cm" svg:y2="12.43cm" draw:start-shape="id10" draw:start-glue-point="7" draw:end-shape="id11" draw:end-glue-point="7" svg:d="m17510 11160h501v1270h-501">
          <text:p/>
        </draw:connector>
        <draw:connector draw:style-name="gr4" draw:text-style-name="P1" draw:layer="layout" svg:x1="15.923cm" svg:y1="13.065cm" svg:x2="7.033cm" svg:y2="11.795cm" draw:start-shape="id11" draw:start-glue-point="6" draw:end-shape="id6" draw:end-glue-point="6" svg:d="m15923 13065v570h-8890v-18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dam jacoby</meta:initial-creator>
    <meta:creation-date>2013-02-12T12:47:33.39</meta:creation-date>
    <dc:date>2013-02-12T17:32:09.48</dc:date>
    <dc:creator>adam jacoby</dc:creator>
    <meta:editing-duration>PT6M21S</meta:editing-duration>
    <meta:editing-cycles>2</meta:editing-cycles>
    <meta:generator>OpenOffice.org/3.3$Win32 OpenOffice.org_project/330m20$Build-9567</meta:generator>
    <meta:document-statistic meta:object-count="22"/>
  </office:meta>
</office:document-meta>
</file>